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3.6in" style:rel-width="80%" table:align="center" style:may-break-between-rows="false"/>
    </style:style>
    <style:style style:name="Table4.A" style:family="table-column">
      <style:table-column-properties style:column-width="0.9146in" style:rel-column-width="1317*"/>
    </style:style>
    <style:style style:name="Table4.B" style:family="table-column">
      <style:table-column-properties style:column-width="1.5306in" style:rel-column-width="2204*"/>
    </style:style>
    <style:style style:name="Table4.C" style:family="table-column">
      <style:table-column-properties style:column-width="1.1549in" style:rel-column-width="1663*"/>
    </style:style>
    <style:style style:name="Table4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Table4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4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4.A7" style:family="table-cell">
      <style:table-cell-properties style:vertical-align="middle" fo:background-color="transparent" fo:padding="0.0403in" fo:border-left="none" fo:border-right="none" fo:border-top="none" fo:border-bottom="0.05pt solid #000000">
        <style:background-image/>
      </style:table-cell-properties>
    </style:style>
    <style:style style:name="Climate" style:family="table">
      <style:table-properties style:width="4.5in" style:rel-width="100%" table:align="center" style:may-break-between-rows="false"/>
    </style:style>
    <style:style style:name="Climate.A" style:family="table-column">
      <style:table-column-properties style:column-width="0.6667in" style:rel-column-width="960*"/>
    </style:style>
    <style:style style:name="Climate.B" style:family="table-column">
      <style:table-column-properties style:column-width="0.6736in" style:rel-column-width="970*"/>
    </style:style>
    <style:style style:name="Climate.C" style:family="table-column">
      <style:table-column-properties style:column-width="0.7896in" style:rel-column-width="1137*"/>
    </style:style>
    <style:style style:name="Climate.D" style:family="table-column">
      <style:table-column-properties style:column-width="2.3701in" style:rel-column-width="3413*"/>
    </style:style>
    <style:style style:name="Climate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Climate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Climate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Climate.6" style:family="table-row">
      <style:table-row-properties style:min-row-height="0.0264in"/>
    </style:style>
    <style:style style:name="Climate.A7" style:family="table-cell">
      <style:table-cell-properties style:vertical-align="middle" fo:background-color="transparent" fo:padding="0.0403in" fo:border-left="none" fo:border-right="none" fo:border-top="none" fo:border-bottom="0.05pt solid #000000">
        <style:background-image/>
      </style:table-cell-properties>
    </style:style>
    <style:style style:name="WeatherEvents" style:family="table">
      <style:table-properties style:width="3.825in" style:rel-width="85%" fo:break-before="auto" fo:break-after="auto" table:align="center" style:may-break-between-rows="false"/>
    </style:style>
    <style:style style:name="WeatherEvents.A" style:family="table-column">
      <style:table-column-properties style:column-width="0.9979in" style:rel-column-width="1420*"/>
    </style:style>
    <style:style style:name="WeatherEvents.B" style:family="table-column">
      <style:table-column-properties style:column-width="0.6903in" style:rel-column-width="982*"/>
    </style:style>
    <style:style style:name="WeatherEvents.C" style:family="table-column">
      <style:table-column-properties style:column-width="0.4597in" style:rel-column-width="654*"/>
    </style:style>
    <style:style style:name="WeatherEvents.D" style:family="table-column">
      <style:table-column-properties style:column-width="1.6778in" style:rel-column-width="2388*"/>
    </style:style>
    <style:style style:name="WeatherEvents.A1" style:family="table-cell">
      <style:table-cell-properties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WeatherEvents.A2" style:family="table-cell">
      <style:table-cell-properties fo:background-color="#eeeeee" fo:padding="0.0403in" fo:border="none">
        <style:background-image/>
      </style:table-cell-properties>
    </style:style>
    <style:style style:name="WeatherEvents.A3" style:family="table-cell">
      <style:table-cell-properties fo:background-color="transparent" fo:padding="0.0403in" fo:border="none">
        <style:background-image/>
      </style:table-cell-properties>
    </style:style>
    <style:style style:name="WeatherEvents.A7" style:family="table-cell">
      <style:table-cell-properties fo:background-color="transparent" fo:padding="0.0403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2.2639in" table:align="center" style:may-break-between-rows="false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0.2958in"/>
    </style:style>
    <style:style style:name="Table1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1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1.A6" style:family="table-cell">
      <style:table-cell-properties style:vertical-align="middle" fo:background-color="#eeeeee" fo:padding="0.0403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4.5in" style:rel-width="100%" fo:margin-left="0in" table:align="left" style:may-break-between-rows="false"/>
    </style:style>
    <style:style style:name="Table2.A" style:family="table-column">
      <style:table-column-properties style:column-width="0.816in" style:rel-column-width="1175*"/>
    </style:style>
    <style:style style:name="Table2.B" style:family="table-column">
      <style:table-column-properties style:column-width="0.5924in" style:rel-column-width="853*"/>
    </style:style>
    <style:style style:name="Table2.C" style:family="table-column">
      <style:table-column-properties style:column-width="0.5931in" style:rel-column-width="854*"/>
    </style:style>
    <style:style style:name="Table2.F" style:family="table-column">
      <style:table-column-properties style:column-width="1.3132in" style:rel-column-width="1891*"/>
    </style:style>
    <style:style style:name="Table2.A1" style:family="table-cell">
      <style:table-cell-properties style:vertical-align="middle" fo:background-color="transparent" fo:padding="0.0403in" fo:border-left="none" fo:border-right="none" fo:border-top="0.05pt solid #000000" fo:border-bottom="none">
        <style:background-image/>
      </style:table-cell-properties>
    </style:style>
    <style:style style:name="Table2.A2" style:family="table-cell">
      <style:table-cell-properties style:vertical-align="middle" fo:background-color="#eeeeee" fo:padding="0.0403in" fo:border="none">
        <style:background-image/>
      </style:table-cell-properties>
    </style:style>
    <style:style style:name="Table2.A3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2.A7" style:family="table-cell">
      <style:table-cell-properties style:vertical-align="middle" fo:background-color="transparent" fo:padding="0.0403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ext_20_body">
      <style:text-properties style:font-name="Arial" fo:font-size="10pt" fo:font-style="normal" style:text-underline-style="none" fo:font-weight="normal" officeooo:rsid="00c83d84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ext_20_body">
      <style:text-properties style:font-name="Arial" fo:font-size="10pt" fo:font-style="normal" style:text-underline-style="none" fo:font-weight="normal" officeooo:rsid="0f69b2ee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text-properties style:font-name="Arial" fo:font-size="10pt" fo:font-style="normal" style:text-underline-style="none" fo:font-weight="normal" officeooo:rsid="0a9eaf37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988ed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paragraph-rsid="0019bb9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paragraph-rsid="003885d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paragraph-rsid="0095f99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b24772" officeooo:paragraph-rsid="00b2477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a7ca7b" officeooo:paragraph-rsid="00a7ca7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text-properties style:font-name="Arial" fo:font-size="10pt" fo:font-style="normal" style:text-underline-style="none" fo:font-weight="normal" officeooo:rsid="009e9676" officeooo:paragraph-rsid="009e967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9e9676" officeooo:paragraph-rsid="009e9676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5a7c942" officeooo:paragraph-rsid="0095f994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text-properties style:font-name="Arial" fo:font-size="10pt" fo:font-style="normal" style:text-underline-style="none" fo:font-weight="normal" officeooo:rsid="02b7d7c6" officeooo:paragraph-rsid="0095f99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text-properties style:font-name="Arial" fo:font-size="10pt" fo:font-style="normal" style:text-underline-style="none" fo:font-weight="normal" officeooo:paragraph-rsid="0095f99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text-properties style:font-name="Arial" fo:font-size="10pt" fo:font-style="normal" style:text-underline-style="none" fo:font-weight="normal" officeooo:paragraph-rsid="00a52187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text-properties style:font-name="Arial" fo:font-size="10pt" fo:font-style="normal" style:text-underline-style="none" fo:font-weight="normal" officeooo:rsid="0095f994" officeooo:paragraph-rsid="0095f99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95f994" officeooo:paragraph-rsid="0095f99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text-properties style:font-name="Arial" fo:font-size="10pt" fo:font-style="normal" style:text-underline-style="none" fo:font-weight="normal" officeooo:rsid="009a8324" officeooo:paragraph-rsid="009a832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4a8443a" officeooo:paragraph-rsid="0095f994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text-properties style:font-name="Arial" fo:font-size="10pt" fo:font-style="normal" style:text-underline-style="none" fo:font-weight="normal" officeooo:rsid="00ca157c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a157c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a157c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text-properties style:font-name="Arial" fo:font-size="10pt" fo:font-style="normal" style:text-underline-style="none" fo:font-weight="normal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text-properties style:font-name="Arial" fo:font-size="10pt" fo:font-style="normal" style:text-underline-style="none" fo:font-weight="normal" officeooo:rsid="00cb50a2" officeooo:paragraph-rsid="00cb50a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b50a2" officeooo:paragraph-rsid="00cb50a2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bold" officeooo:rsid="00c83d84" officeooo:paragraph-rsid="00ca157c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bold" officeooo:rsid="00a93c65" officeooo:paragraph-rsid="00a93c65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bold" officeooo:rsid="00a93c65" officeooo:paragraph-rsid="00ca157c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bold" officeooo:paragraph-rsid="00ca157c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bold" officeooo:rsid="003885d1" officeooo:paragraph-rsid="003885d1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bold" officeooo:rsid="0095f994" officeooo:paragraph-rsid="0095f994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bold" officeooo:paragraph-rsid="0095f994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bold" officeooo:rsid="00c2461f" officeooo:paragraph-rsid="00c2461f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bold" officeooo:rsid="00ca157c" officeooo:paragraph-rsid="00ca157c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ext_20_body">
      <style:text-properties style:font-name="Arial" fo:font-size="10pt" fo:font-style="normal" style:text-underline-style="none" fo:font-weight="bold" officeooo:rsid="00ca157c" officeooo:paragraph-rsid="00ca157c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bold" officeooo:rsid="00ca157c" officeooo:paragraph-rsid="00ca157c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bold" officeooo:rsid="0c292946" officeooo:paragraph-rsid="0056b6d6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style:font-name="Arial" fo:font-size="10pt" fo:font-weight="bold" officeooo:rsid="0019bb90" officeooo:paragraph-rsid="005ff605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font-name="Arial" fo:font-size="10pt" fo:font-weight="bold" officeooo:rsid="003885d1" officeooo:paragraph-rsid="003885d1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Arial" fo:font-size="10pt" fo:font-weight="bold" officeooo:rsid="0056b6d6" officeooo:paragraph-rsid="005ff605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font-name="Arial" fo:font-size="10pt" fo:font-weight="bold" officeooo:rsid="0056b6d6" officeooo:paragraph-rsid="0056b6d6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text-align="center" style:justify-single-word="false"/>
      <style:text-properties style:font-name="Arial" fo:font-size="10pt" fo:font-weight="bold" officeooo:paragraph-rsid="0056b6d6" style:font-size-asian="10pt" style:font-weight-asian="bold" style:font-size-complex="10pt" style:font-weight-complex="bold"/>
    </style:style>
    <style:style style:name="P45" style:family="paragraph" style:parent-style-name="Text_20_body">
      <style:text-properties style:font-name="Arial" fo:font-size="10pt" fo:font-weight="normal" officeooo:paragraph-rsid="0019bb90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Arial" fo:font-size="10pt" fo:font-weight="normal" officeooo:rsid="003885d1" officeooo:paragraph-rsid="003885d1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Arial" fo:font-size="10pt" fo:font-weight="normal" officeooo:paragraph-rsid="00a2a98f" style:font-size-asian="10pt" style:font-weight-asian="normal" style:font-size-complex="10pt" style:font-weight-complex="normal"/>
    </style:style>
    <style:style style:name="P48" style:family="paragraph" style:parent-style-name="Text_20_body">
      <style:text-properties style:font-name="Arial" fo:font-size="10pt" fo:font-weight="normal" officeooo:rsid="00b24772" officeooo:paragraph-rsid="00b24772" style:font-size-asian="10pt" style:font-weight-asian="normal" style:font-size-complex="10pt" style:font-weight-complex="normal"/>
    </style:style>
    <style:style style:name="P49" style:family="paragraph" style:parent-style-name="Text_20_body">
      <style:text-properties style:font-name="Arial" fo:font-size="10pt" fo:font-weight="normal" officeooo:rsid="00a7ca7b" officeooo:paragraph-rsid="00a7ca7b" style:font-size-asian="10pt" style:font-weight-asian="normal" style:font-size-complex="10pt" style:font-weight-complex="normal"/>
    </style:style>
    <style:style style:name="P50" style:family="paragraph" style:parent-style-name="Text_20_body">
      <style:text-properties style:font-name="Arial" fo:font-size="10pt" officeooo:paragraph-rsid="0056b6d6" style:font-size-asian="10pt" style:font-size-complex="10pt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10pt" officeooo:rsid="09e08878" officeooo:paragraph-rsid="0056b6d6" style:font-size-asian="10pt" style:font-size-complex="10pt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0pt" officeooo:paragraph-rsid="0056b6d6" style:font-size-asian="10pt" style:font-size-complex="10pt"/>
    </style:style>
    <style:style style:name="P53" style:family="paragraph" style:parent-style-name="Text_20_body">
      <style:paragraph-properties fo:text-align="start" style:justify-single-word="false"/>
      <style:text-properties style:font-name="Arial" fo:font-size="10pt" officeooo:rsid="0095f994" officeooo:paragraph-rsid="0095f994" style:font-size-asian="10pt" style:font-size-complex="10pt"/>
    </style:style>
    <style:style style:name="P54" style:family="paragraph" style:parent-style-name="Text_20_body">
      <style:paragraph-properties fo:text-align="center" style:justify-single-word="false"/>
      <style:text-properties style:font-name="Arial" fo:font-size="10pt" officeooo:rsid="00c64050" officeooo:paragraph-rsid="00c64050" style:font-size-asian="10pt" style:font-size-complex="10pt"/>
    </style:style>
    <style:style style:name="P55" style:family="paragraph" style:parent-style-name="Text_20_body">
      <style:paragraph-properties fo:text-align="start" style:justify-single-word="false"/>
      <style:text-properties style:font-name="Arial" fo:font-size="10pt" officeooo:paragraph-rsid="0056b6d6" style:font-size-asian="10pt" style:font-size-complex="10pt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10pt" officeooo:rsid="0056b6d6" officeooo:paragraph-rsid="0056b6d6" style:font-size-asian="10pt" style:font-size-complex="10pt"/>
    </style:style>
    <style:style style:name="P57" style:family="paragraph" style:parent-style-name="Text_20_body">
      <style:paragraph-properties fo:text-align="center" style:justify-single-word="false"/>
      <style:text-properties style:font-name="Arial" fo:font-size="10pt" officeooo:rsid="0056b6d6" officeooo:paragraph-rsid="0056b6d6" style:font-size-asian="10pt" style:font-size-complex="10pt"/>
    </style:style>
    <style:style style:name="P58" style:family="paragraph" style:parent-style-name="Text_20_body">
      <style:paragraph-properties fo:text-align="center" style:justify-single-word="false"/>
      <style:text-properties style:font-name="Arial" fo:font-size="10pt" officeooo:rsid="0be268ff" officeooo:paragraph-rsid="0056b6d6" style:font-size-asian="10pt" style:font-size-complex="10pt"/>
    </style:style>
    <style:style style:name="P59" style:family="paragraph" style:parent-style-name="Text_20_body">
      <style:paragraph-properties fo:text-align="center" style:justify-single-word="false"/>
      <style:text-properties style:font-name="Arial" fo:font-size="10pt" officeooo:rsid="00a8eacc" officeooo:paragraph-rsid="00a8eacc" style:font-size-asian="10pt" style:font-size-complex="10pt"/>
    </style:style>
    <style:style style:name="P60" style:family="paragraph" style:parent-style-name="Text_20_body" style:master-page-name="">
      <style:paragraph-properties style:page-number="auto" fo:break-before="auto" fo:break-after="auto"/>
      <style:text-properties style:font-name="Arial" fo:font-size="10pt" style:font-size-asian="10pt" style:font-size-complex="10pt"/>
    </style:style>
    <style:style style:name="P61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2" style:family="paragraph" style:parent-style-name="Standard">
      <style:text-properties style:font-name="Arial" fo:font-size="10pt" officeooo:paragraph-rsid="0019bb90" style:font-size-asian="10pt" style:font-size-complex="10pt"/>
    </style:style>
    <style:style style:name="P63" style:family="paragraph" style:parent-style-name="Standard">
      <style:text-properties style:font-name="Arial" fo:font-size="10pt" officeooo:rsid="00ca157c" officeooo:paragraph-rsid="00ca157c" style:font-size-asian="10pt" style:font-size-complex="10pt"/>
    </style:style>
    <style:style style:name="P64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5" style:family="paragraph" style:parent-style-name="Standard">
      <style:text-properties officeooo:paragraph-rsid="00cdebbd"/>
    </style:style>
    <style:style style:name="P66" style:family="paragraph" style:parent-style-name="Standard">
      <style:text-properties officeooo:paragraph-rsid="00cf27bc"/>
    </style:style>
    <style:style style:name="P67" style:family="paragraph" style:parent-style-name="Text_20_body">
      <style:text-properties style:font-name="Arial" fo:font-size="10pt" fo:font-style="normal" style:text-underline-style="none" fo:font-weight="normal" officeooo:rsid="00c83d84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a157c" officeooo:paragraph-rsid="00ca157c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a157c" officeooo:paragraph-rsid="00cbe662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a157c" officeooo:paragraph-rsid="00cf27bc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a157c" officeooo:paragraph-rsid="00cbe662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a157c" officeooo:paragraph-rsid="00cdebbd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a157c" officeooo:paragraph-rsid="00cf27bc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>
      <style:text-properties style:font-name="Arial" fo:font-size="10pt" fo:font-style="normal" style:text-underline-style="none" fo:font-weight="normal" officeooo:rsid="00ca157c" officeooo:paragraph-rsid="00cbe662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>
      <style:text-properties style:font-name="Arial" fo:font-size="10pt" fo:font-style="normal" style:text-underline-style="none" fo:font-weight="normal" officeooo:rsid="00ca157c" officeooo:paragraph-rsid="00cf27bc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d686d" officeooo:paragraph-rsid="00cd686d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>
      <style:text-properties style:font-name="Arial" fo:font-size="10pt" fo:font-style="normal" style:text-underline-style="none" fo:font-weight="normal" officeooo:rsid="00cb50a2" officeooo:paragraph-rsid="00cbe662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ext_20_body">
      <style:text-properties style:font-name="Arial" fo:font-size="10pt" fo:font-style="normal" style:text-underline-style="none" fo:font-weight="normal" officeooo:rsid="00cb50a2" officeooo:paragraph-rsid="00cfce33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ext_20_body">
      <style:text-properties style:font-name="Arial" fo:font-size="10pt" fo:font-style="normal" style:text-underline-style="none" fo:font-weight="normal" officeooo:rsid="00cb50a2" officeooo:paragraph-rsid="00cdebbd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b50a2" officeooo:paragraph-rsid="00cbe662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Arial" fo:font-size="10pt" fo:font-style="normal" style:text-underline-style="none" fo:font-weight="normal" officeooo:rsid="00cb50a2" officeooo:paragraph-rsid="00cf27bc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ext_20_body">
      <style:text-properties style:font-name="Arial" fo:font-size="10pt" fo:font-style="normal" style:text-underline-style="none" fo:font-weight="normal" officeooo:rsid="00cb50a2" officeooo:paragraph-rsid="00cf27bc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fce33" officeooo:paragraph-rsid="00cfce33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fce33" officeooo:paragraph-rsid="00cdebbd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cfce33" officeooo:paragraph-rsid="00cf27bc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d028ce" officeooo:paragraph-rsid="00d028ce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Arial" fo:font-size="10pt" fo:font-style="normal" style:text-underline-style="none" fo:font-weight="normal" officeooo:rsid="00d028ce" officeooo:paragraph-rsid="00cf27b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885d1"/>
    </style:style>
    <style:style style:name="T3" style:family="text">
      <style:text-properties officeooo:rsid="04a8443a"/>
    </style:style>
    <style:style style:name="T4" style:family="text">
      <style:text-properties officeooo:rsid="0056b6d6"/>
    </style:style>
    <style:style style:name="T5" style:family="text">
      <style:text-properties officeooo:rsid="0be268ff"/>
    </style:style>
    <style:style style:name="T6" style:family="text">
      <style:text-properties officeooo:rsid="0095f994"/>
    </style:style>
    <style:style style:name="T7" style:family="text">
      <style:text-properties officeooo:rsid="0e968966"/>
    </style:style>
    <style:style style:name="T8" style:family="text">
      <style:text-properties officeooo:rsid="00a2a98f"/>
    </style:style>
    <style:style style:name="T9" style:family="text">
      <style:text-properties officeooo:rsid="00a52187"/>
    </style:style>
    <style:style style:name="T10" style:family="text">
      <style:text-properties officeooo:rsid="00a7ca7b"/>
    </style:style>
    <style:style style:name="T11" style:family="text">
      <style:text-properties officeooo:rsid="00a93c65"/>
    </style:style>
    <style:style style:name="T12" style:family="text">
      <style:text-properties officeooo:rsid="00b24772"/>
    </style:style>
    <style:style style:name="T13" style:family="text">
      <style:text-properties officeooo:rsid="00c83d84"/>
    </style:style>
    <style:style style:name="T14" style:family="text">
      <style:text-properties officeooo:rsid="00ca157c"/>
    </style:style>
    <style:style style:name="T15" style:family="text">
      <style:text-properties officeooo:rsid="00cb50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bookmark text:name="Ch_9_GEAR"/>ENVIRONMENT</text:p>
      <text:p text:style-name="P6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0">HAZARDS</text:p>
          </table:table-cell>
          <table:table-cell table:style-name="Table4.A1" office:value-type="string">
            <text:p text:style-name="P41">Penalty</text:p>
          </table:table-cell>
          <table:table-cell table:style-name="Table4.A1" office:value-type="string">
            <text:p text:style-name="P32">Lethal Duration</text:p>
          </table:table-cell>
        </table:table-row>
        <table:table-row>
          <table:table-cell table:style-name="Table4.A2" office:value-type="string">
            <text:p text:style-name="P45">Suffocation</text:p>
          </table:table-cell>
          <table:table-cell table:style-name="Table4.A2" office:value-type="string">
            <text:p text:style-name="P46">-1 <text:span text:style-name="T8">per </text:span>min<text:span text:style-name="T10">ute</text:span></text:p>
          </table:table-cell>
          <table:table-cell table:style-name="Table4.A2" office:value-type="string">
            <text:p text:style-name="P7">Minutes = <text:span text:style-name="T2">[</text:span>C<text:span text:style-name="T2">]</text:span></text:p>
          </table:table-cell>
        </table:table-row>
        <table:table-row>
          <table:table-cell table:style-name="Table4.A3" office:value-type="string">
            <text:p text:style-name="P45">Hypothermia</text:p>
          </table:table-cell>
          <table:table-cell table:style-name="Table4.A3" office:value-type="string">
            <text:p text:style-name="P47">-<text:span text:style-name="T2">1 per hour</text:span></text:p>
          </table:table-cell>
          <table:table-cell table:style-name="Table4.A3" office:value-type="string">
            <text:p text:style-name="P8">Hours = <text:span text:style-name="T2">[</text:span>C<text:span text:style-name="T2">]</text:span></text:p>
          </table:table-cell>
        </table:table-row>
        <table:table-row>
          <table:table-cell table:style-name="Table4.A2" office:value-type="string">
            <text:p text:style-name="P48">Radiation</text:p>
          </table:table-cell>
          <table:table-cell table:style-name="Table4.A2" office:value-type="string">
            <text:p text:style-name="P47">-<text:span text:style-name="T12">1 [C] per day</text:span></text:p>
          </table:table-cell>
          <table:table-cell table:style-name="Table4.A2" office:value-type="string">
            <text:p text:style-name="P10">Days = [C]</text:p>
          </table:table-cell>
        </table:table-row>
        <table:table-row>
          <table:table-cell table:style-name="Table4.A3" office:value-type="string">
            <text:p text:style-name="P45">Dehydration</text:p>
          </table:table-cell>
          <table:table-cell table:style-name="Table4.A3" office:value-type="string">
            <text:p text:style-name="P47">-<text:span text:style-name="T2">1 per day</text:span></text:p>
          </table:table-cell>
          <table:table-cell table:style-name="Table4.A3" office:value-type="string">
            <text:p text:style-name="P8">Days = <text:span text:style-name="T2">[</text:span>C<text:span text:style-name="T2">]</text:span></text:p>
          </table:table-cell>
        </table:table-row>
        <table:table-row>
          <table:table-cell table:style-name="Table4.A2" office:value-type="string">
            <text:p text:style-name="P45">Starvation</text:p>
          </table:table-cell>
          <table:table-cell table:style-name="Table4.A2" office:value-type="string">
            <text:p text:style-name="P47">-<text:span text:style-name="T2">1 per day</text:span></text:p>
          </table:table-cell>
          <table:table-cell table:style-name="Table4.A2" office:value-type="string">
            <text:p text:style-name="P8">Weeks = <text:span text:style-name="T2">[</text:span>C<text:span text:style-name="T2">]</text:span></text:p>
          </table:table-cell>
        </table:table-row>
        <table:table-row>
          <table:table-cell table:style-name="Table4.A7" office:value-type="string">
            <text:p text:style-name="P49">Exhaustion</text:p>
          </table:table-cell>
          <table:table-cell table:style-name="Table4.A7" office:value-type="string">
            <text:p text:style-name="P47">-<text:span text:style-name="T10">1 per hour after 24hrs</text:span></text:p>
          </table:table-cell>
          <table:table-cell table:style-name="Table4.A7" office:value-type="string">
            <text:p text:style-name="P11">None</text:p>
          </table:table-cell>
        </table:table-row>
      </table:table>
      <text:p text:style-name="P62"/>
      <table:table table:name="Climate" table:style-name="Climate">
        <table:table-column table:style-name="Climate.A"/>
        <table:table-column table:style-name="Climate.B"/>
        <table:table-column table:style-name="Climate.C"/>
        <table:table-column table:style-name="Climate.D"/>
        <table:table-row>
          <table:table-cell table:style-name="Climate.A1" office:value-type="string">
            <text:p text:style-name="P42">BIOME</text:p>
          </table:table-cell>
          <table:table-cell table:style-name="Climate.A1" office:value-type="string">
            <text:p text:style-name="P44">Forage <text:span text:style-name="T4">#</text:span></text:p>
          </table:table-cell>
          <table:table-cell table:style-name="Climate.A1" office:value-type="string">
            <text:p text:style-name="P44">Navigate <text:span text:style-name="T4">#</text:span></text:p>
          </table:table-cell>
          <table:table-cell table:style-name="Climate.A1" office:value-type="string">
            <text:p text:style-name="P43">Hazards</text:p>
          </table:table-cell>
        </table:table-row>
        <table:table-row>
          <table:table-cell table:style-name="Climate.A2" office:value-type="string">
            <text:p text:style-name="P50">Desert</text:p>
          </table:table-cell>
          <table:table-cell table:style-name="Climate.A2" office:value-type="string">
            <text:p text:style-name="P51">18</text:p>
          </table:table-cell>
          <table:table-cell table:style-name="Climate.A2" office:value-type="string">
            <text:p text:style-name="P52">15</text:p>
          </table:table-cell>
          <table:table-cell table:style-name="Climate.A2" office:value-type="string">
            <text:p text:style-name="P53">Dehydration x2, <text:span text:style-name="T14">Hypothermia (night)</text:span></text:p>
          </table:table-cell>
        </table:table-row>
        <table:table-row>
          <table:table-cell table:style-name="Climate.A3" office:value-type="string">
            <text:p text:style-name="P50">Forest</text:p>
          </table:table-cell>
          <table:table-cell table:style-name="Climate.A3" office:value-type="string">
            <text:p text:style-name="P54">3</text:p>
          </table:table-cell>
          <table:table-cell table:style-name="Climate.A3" office:value-type="string">
            <text:p text:style-name="P52">9</text:p>
          </table:table-cell>
          <table:table-cell table:style-name="Climate.A3" office:value-type="string">
            <text:p text:style-name="P55"/>
          </table:table-cell>
        </table:table-row>
        <table:table-row>
          <table:table-cell table:style-name="Climate.A2" office:value-type="string">
            <text:p text:style-name="P50">Mountain</text:p>
          </table:table-cell>
          <table:table-cell table:style-name="Climate.A2" office:value-type="string">
            <text:p text:style-name="P52">1<text:span text:style-name="T5">2</text:span></text:p>
          </table:table-cell>
          <table:table-cell table:style-name="Climate.A2" office:value-type="string">
            <text:p text:style-name="P52">6</text:p>
          </table:table-cell>
          <table:table-cell table:style-name="Climate.A2" office:value-type="string">
            <text:p text:style-name="P56">Hypothermia <text:span text:style-name="T14">(</text:span>night<text:span text:style-name="T14">)</text:span></text:p>
          </table:table-cell>
        </table:table-row>
        <table:table-row>
          <table:table-cell table:style-name="Climate.A3" office:value-type="string">
            <text:p text:style-name="P50">Plain<text:span text:style-name="T4">s</text:span></text:p>
          </table:table-cell>
          <table:table-cell table:style-name="Climate.A3" office:value-type="string">
            <text:p text:style-name="P58">9</text:p>
          </table:table-cell>
          <table:table-cell table:style-name="Climate.A3" office:value-type="string">
            <text:p text:style-name="P57">3</text:p>
          </table:table-cell>
          <table:table-cell table:style-name="Climate.A3" office:value-type="string">
            <text:p text:style-name="P55"/>
          </table:table-cell>
        </table:table-row>
        <table:table-row table:style-name="Climate.6">
          <table:table-cell table:style-name="Climate.A2" office:value-type="string">
            <text:p text:style-name="P50">Swamp</text:p>
          </table:table-cell>
          <table:table-cell table:style-name="Climate.A2" office:value-type="string">
            <text:p text:style-name="P59">6</text:p>
          </table:table-cell>
          <table:table-cell table:style-name="Climate.A2" office:value-type="string">
            <text:p text:style-name="P52">18</text:p>
          </table:table-cell>
          <table:table-cell table:style-name="Climate.A2" office:value-type="string">
            <text:p text:style-name="P55"/>
          </table:table-cell>
        </table:table-row>
        <table:table-row table:style-name="Climate.6">
          <table:table-cell table:style-name="Climate.A7" office:value-type="string">
            <text:p text:style-name="P50">Tundra</text:p>
          </table:table-cell>
          <table:table-cell table:style-name="Climate.A7" office:value-type="string">
            <text:p text:style-name="P51">15</text:p>
          </table:table-cell>
          <table:table-cell table:style-name="Climate.A7" office:value-type="string">
            <text:p text:style-name="P52">12</text:p>
          </table:table-cell>
          <table:table-cell table:style-name="Climate.A7" office:value-type="string">
            <text:p text:style-name="P56">Hypothermia</text:p>
          </table:table-cell>
        </table:table-row>
      </table:table>
      <text:p text:style-name="P39"><text:bookmark text:name="__DdeLink__111255_1518582615"/></text:p>
      <table:table table:name="WeatherEvents" table:style-name="WeatherEvents">
        <table:table-column table:style-name="WeatherEvents.A"/>
        <table:table-column table:style-name="WeatherEvents.B"/>
        <table:table-column table:style-name="WeatherEvents.C"/>
        <table:table-column table:style-name="WeatherEvents.D"/>
        <table:table-row>
          <table:table-cell table:style-name="WeatherEvents.A1" office:value-type="string">
            <text:p text:style-name="P33">WEATHER</text:p>
          </table:table-cell>
          <table:table-cell table:style-name="WeatherEvents.A1" office:value-type="string">
            <text:p text:style-name="P34">Visibility</text:p>
          </table:table-cell>
          <table:table-cell table:style-name="WeatherEvents.A1" office:value-type="string">
            <text:p text:style-name="P35">Time</text:p>
          </table:table-cell>
          <table:table-cell table:style-name="WeatherEvents.A1" office:value-type="string">
            <text:p text:style-name="P29">Notes</text:p>
          </table:table-cell>
        </table:table-row>
        <table:table-row>
          <table:table-cell table:style-name="WeatherEvents.A2" office:value-type="string">
            <text:p text:style-name="P12">Blizzard</text:p>
          </table:table-cell>
          <table:table-cell table:style-name="WeatherEvents.A2" office:value-type="string">
            <text:p text:style-name="P14">-3</text:p>
          </table:table-cell>
          <table:table-cell table:style-name="WeatherEvents.A2" office:value-type="string">
            <text:p text:style-name="P9">1 day</text:p>
          </table:table-cell>
          <table:table-cell table:style-name="WeatherEvents.A2" office:value-type="string">
            <text:p text:style-name="P15">Hypothermia</text:p>
          </table:table-cell>
        </table:table-row>
        <table:table-row>
          <table:table-cell table:style-name="WeatherEvents.A3" office:value-type="string">
            <text:p text:style-name="P16">Dust Storm</text:p>
          </table:table-cell>
          <table:table-cell table:style-name="WeatherEvents.A3" office:value-type="string">
            <text:p text:style-name="P14">-6</text:p>
          </table:table-cell>
          <table:table-cell table:style-name="WeatherEvents.A3" office:value-type="string">
            <text:p text:style-name="P9"><text:span text:style-name="T3">d6</text:span>hrs</text:p>
          </table:table-cell>
          <table:table-cell table:style-name="WeatherEvents.A3" office:value-type="string">
            <text:p text:style-name="P17">1DMG/<text:span text:style-name="T9">min, Suffocation</text:span></text:p>
          </table:table-cell>
        </table:table-row>
        <table:table-row>
          <table:table-cell table:style-name="WeatherEvents.A2" office:value-type="string">
            <text:p text:style-name="P16">Fog</text:p>
          </table:table-cell>
          <table:table-cell table:style-name="WeatherEvents.A2" office:value-type="string">
            <text:p text:style-name="P14">-6</text:p>
          </table:table-cell>
          <table:table-cell table:style-name="WeatherEvents.A2" office:value-type="string">
            <text:p text:style-name="P13">d6hrs</text:p>
          </table:table-cell>
          <table:table-cell table:style-name="WeatherEvents.A2" office:value-type="string">
            <text:p text:style-name="P18"/>
          </table:table-cell>
        </table:table-row>
        <table:table-row>
          <table:table-cell table:style-name="WeatherEvents.A3" office:value-type="string">
            <text:p text:style-name="P16">Heat Wave</text:p>
          </table:table-cell>
          <table:table-cell table:style-name="WeatherEvents.A3" office:value-type="string">
            <text:p text:style-name="P14">-3</text:p>
          </table:table-cell>
          <table:table-cell table:style-name="WeatherEvents.A3" office:value-type="string">
            <text:p text:style-name="P9"><text:span text:style-name="T6">1 </text:span>day</text:p>
          </table:table-cell>
          <table:table-cell table:style-name="WeatherEvents.A3" office:value-type="string">
            <text:p text:style-name="P19">Dehydration x2</text:p>
          </table:table-cell>
        </table:table-row>
        <table:table-row>
          <table:table-cell table:style-name="WeatherEvents.A2" office:value-type="string">
            <text:p text:style-name="P20">Thunderstorm</text:p>
          </table:table-cell>
          <table:table-cell table:style-name="WeatherEvents.A2" office:value-type="string">
            <text:p text:style-name="P14">-1</text:p>
          </table:table-cell>
          <table:table-cell table:style-name="WeatherEvents.A2" office:value-type="string">
            <text:p text:style-name="P9">1 day</text:p>
          </table:table-cell>
          <table:table-cell table:style-name="WeatherEvents.A2" office:value-type="string">
            <text:p text:style-name="P20"/>
          </table:table-cell>
        </table:table-row>
        <table:table-row>
          <table:table-cell table:style-name="WeatherEvents.A7" office:value-type="string">
            <text:p text:style-name="P16">Wildfire</text:p>
          </table:table-cell>
          <table:table-cell table:style-name="WeatherEvents.A7" office:value-type="string">
            <text:p text:style-name="P14">-6</text:p>
          </table:table-cell>
          <table:table-cell table:style-name="WeatherEvents.A7" office:value-type="string">
            <text:p text:style-name="P21">d6hrs</text:p>
          </table:table-cell>
          <table:table-cell table:style-name="WeatherEvents.A7" office:value-type="string">
            <text:p text:style-name="P16"><text:span text:style-name="T7">1FDMG/min, </text:span>Suffocation</text:p>
          </table:table-cell>
        </table:table-row>
      </table:table>
      <text:p text:style-name="P60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4" office:value-type="string">
            <text:p text:style-name="P36">COV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7">Material</text:p>
          </table:table-cell>
          <table:table-cell table:style-name="Table1.A2" office:value-type="string">
            <text:p text:style-name="P36">DR</text:p>
          </table:table-cell>
          <table:table-cell table:style-name="Table1.A2" office:value-type="string">
            <text:p text:style-name="P38">Material</text:p>
          </table:table-cell>
          <table:table-cell table:style-name="Table1.A2" office:value-type="string">
            <text:p text:style-name="P36">DR</text:p>
          </table:table-cell>
        </table:table-row>
        <table:table-row>
          <table:table-cell table:style-name="Table1.A3" office:value-type="string">
            <text:p text:style-name="P77">Drywall</text:p>
          </table:table-cell>
          <table:table-cell table:style-name="Table1.A3" office:value-type="string">
            <text:p text:style-name="P83">0</text:p>
          </table:table-cell>
          <table:table-cell table:style-name="Table1.A3" office:value-type="string">
            <text:p text:style-name="P69">Sheet Metal</text:p>
          </table:table-cell>
          <table:table-cell table:style-name="Table1.A3" office:value-type="string">
            <text:p text:style-name="P86">2</text:p>
          </table:table-cell>
        </table:table-row>
        <table:table-row>
          <table:table-cell table:style-name="Table1.A2" office:value-type="string">
            <text:p text:style-name="P78">Glass</text:p>
          </table:table-cell>
          <table:table-cell table:style-name="Table1.A2" office:value-type="string">
            <text:p text:style-name="P71">1</text:p>
          </table:table-cell>
          <table:table-cell table:style-name="Table1.A2" office:value-type="string">
            <text:p text:style-name="P69">Brick</text:p>
          </table:table-cell>
          <table:table-cell table:style-name="Table1.A2" office:value-type="string">
            <text:p text:style-name="P86">3</text:p>
          </table:table-cell>
        </table:table-row>
        <table:table-row>
          <table:table-cell table:style-name="Table1.A3" office:value-type="string">
            <text:p text:style-name="P74">Plywood</text:p>
          </table:table-cell>
          <table:table-cell table:style-name="Table1.A3" office:value-type="string">
            <text:p text:style-name="P86">1</text:p>
          </table:table-cell>
          <table:table-cell table:style-name="Table1.A3" office:value-type="string">
            <text:p text:style-name="P69">Concrete</text:p>
          </table:table-cell>
          <table:table-cell table:style-name="Table1.A3" office:value-type="string">
            <text:p text:style-name="P86">4</text:p>
          </table:table-cell>
        </table:table-row>
        <table:table-row>
          <table:table-cell table:style-name="Table1.A6" office:value-type="string">
            <text:p text:style-name="P80">Hardwood</text:p>
          </table:table-cell>
          <table:table-cell table:style-name="Table1.A6" office:value-type="string">
            <text:p text:style-name="P86">2</text:p>
          </table:table-cell>
          <table:table-cell table:style-name="Table1.A6" office:value-type="string">
            <text:p text:style-name="P69">Steel</text:p>
          </table:table-cell>
          <table:table-cell table:style-name="Table1.A6" office:value-type="string">
            <text:p text:style-name="P86">5</text:p>
          </table:table-cell>
        </table:table-row>
      </table:table>
      <text:p text:style-name="P6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F"/>
        <text:soft-page-break/>
        <table:table-row>
          <table:table-cell table:style-name="Table2.A1" office:value-type="string">
            <text:p text:style-name="P31">TRAPS</text:p>
          </table:table-cell>
          <table:table-cell table:style-name="Table2.A1" office:value-type="string">
            <text:p text:style-name="P28">Set</text:p>
          </table:table-cell>
          <table:table-cell table:style-name="Table2.A1" office:value-type="string">
            <text:p text:style-name="P28">Spot</text:p>
          </table:table-cell>
          <table:table-cell table:style-name="Table2.A1" office:value-type="string">
            <text:p text:style-name="P28">Disarm</text:p>
          </table:table-cell>
          <table:table-cell table:style-name="Table2.A1" office:value-type="string">
            <text:p text:style-name="P28">Dodge</text:p>
          </table:table-cell>
          <table:table-cell table:style-name="Table2.A1" office:value-type="string">
            <text:p text:style-name="P30">Notes</text:p>
          </table:table-cell>
        </table:table-row>
        <table:table-row>
          <table:table-cell table:style-name="Table2.A2" office:value-type="string">
            <text:p text:style-name="P25">Deadfall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6">9#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>DMG = [item Size].</text:p>
          </table:table-cell>
        </table:table-row>
        <table:table-row>
          <table:table-cell table:style-name="Table2.A3" office:value-type="string">
            <text:p text:style-name="P3">Pendulum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6">9#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3">DMG by weapon.</text:p>
          </table:table-cell>
        </table:table-row>
        <table:table-row>
          <table:table-cell table:style-name="Table2.A2" office:value-type="string">
            <text:p text:style-name="P25">Pit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6">9#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5"><text:span text:style-name="T13">[d6 / 2] DMG</text:span>.</text:p>
          </table:table-cell>
        </table:table-row>
        <table:table-row>
          <table:table-cell table:style-name="Table2.A3" office:value-type="string">
            <text:p text:style-name="P25">Snare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6">9#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5"><text:span text:style-name="T13">Prone.</text:span> Grab <text:span text:style-name="T11">6#.</text:span></text:p>
          </table:table-cell>
        </table:table-row>
        <table:table-row>
          <table:table-cell table:style-name="Table2.A2" office:value-type="string">
            <text:p text:style-name="P3">Spring Gun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6">9#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">DMG by weapon.</text:p>
          </table:table-cell>
        </table:table-row>
        <table:table-row>
          <table:table-cell table:style-name="Table2.A7" office:value-type="string">
            <text:p text:style-name="P3">Stakes</text:p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6">9#</text:p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2"/>
          </table:table-cell>
          <table:table-cell table:style-name="Table2.A7" office:value-type="string">
            <text:p text:style-name="P3">2 DMG.</text:p>
          </table:table-cell>
        </table:table-row>
      </table:table>
      <text:p text:style-name="P63">Setting = Survival</text:p>
      <text:p text:style-name="P63">Spot = Perception</text:p>
      <text:p text:style-name="P63">Disarm = Larceny</text:p>
      <text:p text:style-name="P63">Dodge = Dod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2T09:59:42.015568447</dc:date>
    <meta:editing-cycles>102</meta:editing-cycles>
    <meta:editing-duration>P2DT9S</meta:editing-duration>
    <meta:document-statistic meta:table-count="5" meta:image-count="0" meta:object-count="0" meta:page-count="2" meta:paragraph-count="124" meta:word-count="187" meta:character-count="893" meta:non-whitespace-character-count="830"/>
    <meta:template xlink:type="simple" xlink:actuate="onRequest" xlink:title="" xlink:href="../../../Apocalyptia%203%20Manuscript.odt/Normal"/>
  </office:meta>
</office:document-meta>
</file>